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1" style:family="text">
      <style:text-properties fo:color="#ff3333"/>
    </style:style>
    <style:style style:name="T2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RENCIANDO USUÁRIOS NO KALI</text:p>
      <text:p text:style-name="Standard"/>
      <text:p text:style-name="Standard"><text:span text:style-name="T1">ADDUSER NOME-DO-USUARIO</text:span> → INSERE UM NOVO USUÁRIO COMUM</text:p>
      <text:p text:style-name="Standard"/>
      <text:p text:style-name="Standard"><text:span text:style-name="T1">PASSWD NOME-DO-USUARIO</text:span> → CRIA UMA NOVA SENHA PARA O USUARIO</text:p>
      <text:p text:style-name="Standard"/>
      <text:p text:style-name="Standard"><text:span text:style-name="T1">ADDUSER NOME-DO-USUARIO SUDO </text:span><text:span text:style-name="T2">→ ADICIONA O USUÁRIO AO GRUPO SUDO</text:span></text:p>
      <text:p text:style-name="Standard"><text:span text:style-name="T2"/></text:p>
      <text:p text:style-name="Standard"><text:span text:style-name="T1">USERADD -D /OPT/NOME-DA-PASTA -S <text:s/>/BIN/BASH NOME-DO-USUÁRIO </text:span><text:span text:style-name="T2">→ CRIA UM USUÁRIO COM AS CARACTERÍSTICAS ESPECIFICADAS NA LINHA DE COMANDO.</text:span></text:p>
      <text:p text:style-name="Standard"><text:span text:style-name="T2"/></text:p>
      <text:p text:style-name="Standard"><text:span text:style-name="T1">NANO /ETC/SUDOERS</text:span><text:span text:style-name="T2"> → INSERINDO user ALL=(ALL:ALL) ALL É CRIADO UM USUÁRIO COM PRIVILÉGIOS ADMINISTRATIVOS</text:span></text:p>
      <text:p text:style-name="Standard"><text:span text:style-name="T2"/></text:p>
      <text:p text:style-name="Standard"><text:span text:style-name="T2"/></text:p>
      <text:p text:style-name="Standard"/>
      <text:p text:style-name="Standard"><text:span text:style-name="T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Bitstream Vera Sans" style:font-size-asian="12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rbas Bento</meta:initial-creator>
    <meta:creation-date>2020-12-20T11:57:22</meta:creation-date>
    <meta:document-statistic meta:table-count="0" meta:image-count="0" meta:object-count="0" meta:page-count="1" meta:paragraph-count="6" meta:word-count="64" meta:character-count="443"/>
    <dc:date>2020-12-20T19:54:09</dc:date>
    <dc:creator>Jarbas Bento</dc:creator>
    <meta:editing-duration>PT11M7S</meta:editing-duration>
    <meta:editing-cycles>1</meta:editing-cycles>
    <meta:generator>OpenOffice/4.1.8$Unix OpenOffice.org_project/418m3$Build-9803</meta:generator>
  </office:meta>
</office:document-meta>
</file>